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148aa" officeooo:paragraph-rsid="001148aa"/>
    </style:style>
    <style:style style:name="P3" style:family="paragraph" style:parent-style-name="Standard">
      <style:text-properties fo:language="sr" fo:country="RS" officeooo:rsid="00101cc2" officeooo:paragraph-rsid="00101cc2"/>
    </style:style>
    <style:style style:name="P4" style:family="paragraph" style:parent-style-name="Standard">
      <style:text-properties fo:language="sr" fo:country="RS" officeooo:rsid="001148aa" officeooo:paragraph-rsid="001148aa"/>
    </style:style>
    <style:style style:name="P5" style:family="paragraph" style:parent-style-name="Standard">
      <style:text-properties fo:language="sr" fo:country="RS" officeooo:rsid="0011a998" officeooo:paragraph-rsid="0011a998"/>
    </style:style>
    <style:style style:name="P6" style:family="paragraph" style:parent-style-name="Standard">
      <style:text-properties fo:language="sr" fo:country="RS" officeooo:rsid="001407a8" officeooo:paragraph-rsid="001407a8"/>
    </style:style>
    <style:style style:name="P7" style:family="paragraph" style:parent-style-name="Standard">
      <style:text-properties fo:language="sr" fo:country="RS" officeooo:rsid="0014b296" officeooo:paragraph-rsid="0014b296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 style:master-page-name="First_20_Page">
      <style:paragraph-properties style:page-number="auto"/>
      <style:text-properties officeooo:rsid="001148aa" officeooo:paragraph-rsid="001148aa"/>
    </style:style>
    <style:style style:name="P10" style:family="paragraph" style:parent-style-name="Standard" style:list-style-name="Numbering_20_123_20_Special">
      <style:text-properties fo:language="sr" fo:country="RS" officeooo:rsid="001e37a9" officeooo:paragraph-rsid="001e37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/>
      <text:p text:style-name="P2"/>
      <text:p text:style-name="P2"><text:span text:style-name="Strong_20_Emphasis">&lt;Име и презиме&gt; (&lt;број индекса&gt;)</text:span></text:p>
      <text:p text:style-name="Standard"/>
      <text:p text:style-name="Standard"/>
      <text:p text:style-name="Standard"/>
      <text:p text:style-name="Standard"/>
      <text:p text:style-name="Standard"/>
      <text:p text:style-name="Title">&lt;Наслов истраживања&gt;<text:line-break/>(&lt;шифра истраживања&gt;)</text:p>
      <text:p text:style-name="P3"/>
      <text:p text:style-name="Subtitle">Извештај за практично истраживање</text:p>
      <text:p text:style-name="P4"/>
      <text:p text:style-name="P4"/>
      <text:h text:style-name="P8" text:outline-level="1">Увод</text:h>
      <text:h text:style-name="Heading_20_2" text:outline-level="2">Предмет истраживања</text:h>
      <text:p text:style-name="P5">...</text:p>
      <text:h text:style-name="Heading_20_2" text:outline-level="2">Циљеви истраживања</text:h>
      <text:p text:style-name="P5">...</text:p>
      <text:h text:style-name="Heading_20_2" text:outline-level="2">Задаци истраживања</text:h>
      <text:p text:style-name="P5">...</text:p>
      <text:h text:style-name="Heading_20_2" text:outline-level="2">Очекивани резултати истраживања</text:h>
      <text:p text:style-name="P5">...</text:p>
      <text:p text:style-name="P5"/>
      <text:p text:style-name="P5"/>
      <text:h text:style-name="P8" text:outline-level="1">Методологија</text:h>
      <text:h text:style-name="Heading_20_2" text:outline-level="2">Коришћени подаци</text:h>
      <text:p text:style-name="P6">...</text:p>
      <text:h text:style-name="Heading_20_2" text:outline-level="2">Претходна истраживања других особа над коришћеним подацима</text:h>
      <text:p text:style-name="P6">...</text:p>
      <text:h text:style-name="Heading_20_2" text:outline-level="2">Методе истраживања</text:h>
      <text:p text:style-name="P6">...</text:p>
      <text:p text:style-name="P6"/>
      <text:p text:style-name="P6"/>
      <text:h text:style-name="P8" text:outline-level="1">Резултати</text:h>
      <text:h text:style-name="Heading_20_2" text:outline-level="2">Приказ резултата</text:h>
      <text:p text:style-name="P7">...</text:p>
      <text:h text:style-name="Heading_20_2" text:outline-level="2">Тумачење резултата</text:h>
      <text:p text:style-name="P7">...</text:p>
      <text:p text:style-name="P7"/>
      <text:p text:style-name="P7"/>
      <text:h text:style-name="P8" text:outline-level="1">Закључак</text:h>
      <text:h text:style-name="Heading_20_2" text:outline-level="2">Анализа испуњења циљева истраживања</text:h>
      <text:p text:style-name="P7">...</text:p>
      <text:h text:style-name="Heading_20_2" text:outline-level="2">Анализа остварења очекиваних резултата истраживања</text:h>
      <text:p text:style-name="P7">...</text:p>
      <text:h text:style-name="Heading_20_2" text:outline-level="2">Могућности за примену истраживања у пракси</text:h>
      <text:p text:style-name="P7">...</text:p>
      <text:h text:style-name="Heading_20_2" text:outline-level="2">Идеје за побољшање и разраду истраживања</text:h>
      <text:p text:style-name="P7">...</text:p>
      <text:p text:style-name="P7"/>
      <text:p text:style-name="P7"/>
      <text:h text:style-name="P8" text:outline-level="1">Литература</text:h>
      <text:list xml:id="list1637295542" text:style-name="Numbering_20_123_20_Special">
        <text:list-item>
          <text:p text:style-name="P10">...</text:p>
        </text:list-item>
        <text:list-item>
          <text:p text:style-name="P10">...</text:p>
        </text:list-item>
        <text:list-item>
          <text:p text:style-name="P10">...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GB" style:letter-kerning="true" style:font-name-asian="Cambria" style:font-size-asian="10.5pt" style:language-asian="zxx" style:country-asian="none" style:font-name-complex="Cambri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mbria" fo:font-size="12pt" fo:language="en" fo:country="GB" style:letter-kerning="true" style:font-name-asian="Cambria" style:font-size-asian="10.5pt" style:language-asian="zxx" style:country-asian="none" style:font-name-complex="Cambri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cm" style:contextual-spacing="false" fo:line-height="108%" fo:text-align="justify" style:justify-single-word="false"/>
      <style:text-properties style:font-name="Times New Roman1" fo:font-family="'Times New Roman'" style:font-style-name="Regular" style:font-family-generic="roman" style:font-pitch="variable" fo:language="sr" fo:country="R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Regular" style:font-family-generic="roman" style:font-pitch="variable" fo:font-size="14pt" style:font-name-asian="Cambria" style:font-family-asian="Cambria" style:font-family-generic-asian="roman" style:font-size-asian="14pt" style:font-name-complex="Cambria" style:font-family-complex="Cambria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name-asian="Cambria" style:font-family-asian="Cambria" style:font-family-generic-asian="roman" style:font-size-asian="12pt" style:font-name-complex="Cambria" style:font-family-complex="Cambria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mbria" fo:font-family="Cambria" style:font-family-generic="roman" fo:font-size="12pt" fo:font-style="italic" style:font-name-asian="Cambria" style:font-family-asian="Cambria" style:font-family-generic-asian="roman" style:font-size-asian="12pt" style:font-style-asian="italic" style:font-name-complex="Cambria" style:font-family-complex="Cambria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fo:language="zxx" fo:country="none" style:font-name-asian="Cambria" style:font-family-asian="Cambria" style:font-family-generic-asian="roman" style:font-size-asian="12pt" style:language-asian="zxx" style:country-asian="none" style:font-name-complex="Cambria" style:font-family-complex="Cambria" style:font-family-generic-complex="roman" style:language-complex="zxx" style:country-complex="none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true" fo:line-height="100%" fo:text-align="center" style:justify-single-word="false" style:page-number="auto">
        <style:tab-stops/>
      </style:paragraph-properties>
      <style:text-properties fo:font-size="36pt" fo:letter-spacing="-0.018cm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.28cm" style:contextual-spacing="false" fo:line-height="108%" fo:text-align="center" style:justify-single-word="false" style:page-number="auto"/>
      <style:text-properties style:font-name="Times New Roman1" fo:font-family="'Times New Roman'" style:font-style-name="Regular" style:font-family-generic="roman" style:font-pitch="variable" fo:font-size="20pt" fo:letter-spacing="0.028cm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49cm" fo:margin-bottom="0.42cm" style:contextual-spacing="false" style:page-number="auto"/>
      <style:text-properties style:font-name="Times New Roman" fo:font-family="'Times New Roman'" style:font-style-name="Bold" style:font-family-generic="roman" style:font-pitch="variable" fo:font-size="143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style:font-name="Times New Roman1" fo:font-family="'Times New Roman'" style:font-style-name="Regular" style:font-family-generic="roman" style:font-pitch="variable" fo:font-size="114%" fo:font-weight="normal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margin-top="0cm" fo:margin-bottom="0cm" style:contextual-spacing="false" fo:line-height="100%"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cm" fo:margin-left="0.76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2cm" fo:margin-left="1.02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_20_Special" style:display-name="Numbering 123 Special">
      <text:list-level-style-number text:level="1" loext:num-list-format="[%1%]" style:num-prefix="[" style:num-suffix="]" style:num-format="1">
        <style:list-level-properties text:list-level-position-and-space-mode="label-alignment" fo:text-align="center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6T18:58:24.737000000</meta:creation-date>
    <meta:editing-duration>P0D</meta:editing-duration>
    <meta:editing-cycles>1</meta:editing-cycles>
    <meta:generator>LibreOffice/7.2.4.1$Windows_X86_64 LibreOffice_project/27d75539669ac387bb498e35313b970b7fe9c4f9</meta:generator>
    <meta:document-statistic meta:table-count="0" meta:image-count="0" meta:object-count="0" meta:page-count="6" meta:paragraph-count="38" meta:word-count="101" meta:character-count="649" meta:non-whitespace-character-count="607"/>
  </office:meta>
</office:document-meta>
</file>